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209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lmBoard-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number-columns-repeated="1017" table:default-cell-style-name="Default"/>
        <table:table-row table:style-name="ro1">
          <table:table-cell table:style-name="ce3" office:value-type="string" calcext:value-type="string">
            <text:p>Version:</text:p>
          </table:table-cell>
          <table:table-cell table:style-name="ce11" office:value-type="string" calcext:value-type="string">
            <text:p>0.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ce12" office:value-type="string" calcext:value-type="string">
            <text:p>Eeschema (5.1.5)-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onent Count:</text:p>
          </table:table-cell>
          <table:table-cell table:style-name="ce1" table:formula="of:=SUM([.B7:.B18]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ividual Components:</text:p>
          </table:table-cell>
          <table:table-cell table:style-name="ce1" table:formula="of:=COUNT([.B7:.B18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MPN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URL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1, C3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O8NQNC</text:p>
          </table:table-cell>
          <table:table-cell table:style-name="ce1"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lcsc.com/product-detail/Multilayer-Ceramic-Capacitors-MLCC-SMD-SMT_Samsung-Electro-Mechanics-CL10A106MO8NQNC_C92487.html" xlink:type="simple">https://lcsc.com/product-detail/Multilayer-Ceramic-Capacitors-MLCC-SMD-SMT_Samsung-Electro-Mechanics-CL10A106MO8NQNC_C92487.html</text:a></text:p>
          </table:table-cell>
          <table:table-cell table:number-columns-repeated="1017"/>
        </table:table-row>
        <table:table-row table:style-name="ro2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 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RM188B31A475KE15D</text:p>
          </table:table-cell>
          <table:table-cell table:style-name="ce1" office:value-type="string" calcext:value-type="string">
            <text:p>Capacitor_SMD:C_0603_1608Metric</text:p>
          </table:table-cell>
          <table:table-cell office:value-type="string" calcext:value-type="string">
            <text:p><text:a xlink:href="https://lcsc.com/product-detail/Multilayer-Ceramic-Capacitors-MLCC-SMD-SMT_muRata_GRM188B31A475KE15D_4-7uF-475-10-10V_C85992.html" xlink:type="simple">https://lcsc.com/product-detail/Multilayer-Ceramic-Capacitors-MLCC-SMD-SMT_muRata_GRM188B31A475KE15D_4-7uF-475-10-10V_C85992.html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TFM201610GHM-2R2MTAA</text:p>
          </table:table-cell>
          <table:table-cell table:style-name="ce1" office:value-type="string" calcext:value-type="string">
            <text:p>L_0806</text:p>
          </table:table-cell>
          <table:table-cell office:value-type="string" calcext:value-type="string">
            <text:p><text:a xlink:href="https://lcsc.com/product-detail/Power-Inductors_TDK-TFM201610GHM-2R2MTAA_C136243.html" xlink:type="simple">https://lcsc.com/product-detail/Power-Inductors_TDK-TFM201610GHM-2R2MTAA_C136243.html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1K74</text:p>
          </table:table-cell>
          <table:table-cell office:value-type="string" calcext:value-type="string">
            <text:p>0603WAF1741T5E</text:p>
          </table:table-cell>
          <table:table-cell table:style-name="ce1"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UNI-ROYAL-Uniroyal-Elec-0603WAF1741T5E_C22848.html" xlink:type="simple">https://lcsc.com/product-detail/Chip-Resistor-Surface-Mount_UNI-ROYAL-Uniroyal-Elec-0603WAF1741T5E_C22848.html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11K5</text:p>
          </table:table-cell>
          <table:table-cell office:value-type="string" calcext:value-type="string">
            <text:p>RC0603FR-0711K5L</text:p>
          </table:table-cell>
          <table:table-cell table:style-name="ce1"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YAGEO-RC0603FR-0711K5L_C137802.html" xlink:type="simple">https://lcsc.com/product-detail/Chip-Resistor-Surface-Mount_YAGEO-RC0603FR-0711K5L_C137802.html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RC0603FR-0752K3L</text:p>
          </table:table-cell>
          <table:table-cell table:style-name="ce1"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YAGEO-RC0603FR-0752K3L_C185323.html" xlink:type="simple">https://lcsc.com/product-detail/Chip-Resistor-Surface-Mount_YAGEO-RC0603FR-0752K3L_C185323.html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4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ERJ-3EKF2673V</text:p>
          </table:table-cell>
          <table:table-cell table:style-name="ce1" office:value-type="string" calcext:value-type="string">
            <text:p>Resistor_SMD:R_0603_1608Metric</text:p>
          </table:table-cell>
          <table:table-cell office:value-type="string" calcext:value-type="string">
            <text:p><text:a xlink:href="https://lcsc.com/product-detail/Chip-Resistor-Surface-Mount_PANASONIC-ERJ3EKF2673V_C403117.html" xlink:type="simple">https://lcsc.com/product-detail/Chip-Resistor-Surface-Mount_PANASONIC-ERJ3EKF2673V_C403117.html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User Defined</text:p>
          </table:table-cell>
          <table:table-cell table:style-name="ce6" office:value-type="string" calcext:value-type="string">
            <text:p>~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style-name="ce8" table:number-columns-repeated="57"/>
          <table:table-cell table:number-columns-repeated="96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TPS62840</text:p>
          </table:table-cell>
          <table:table-cell office:value-type="string" calcext:value-type="string">
            <text:p>TPS62840DLCR</text:p>
          </table:table-cell>
          <table:table-cell table:style-name="ce1" office:value-type="string" calcext:value-type="string">
            <text:p>SON-8-1.5x2mm_P0.5mm</text:p>
          </table:table-cell>
          <table:table-cell office:value-type="string" calcext:value-type="string">
            <text:p><text:a xlink:href="https://www.ti.com/store/ti/en/p/product/?p=TPS62840DLCR" xlink:type="simple">https://www.ti.com/store/ti/en/p/product/?p=TPS62840DLCR</text:a>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office:value-type="string" calcext:value-type="string">
            <text:p>JST-PH</text:p>
          </table:table-cell>
          <table:table-cell office:value-type="string" calcext:value-type="string">
            <text:p>S2B-PH-SM4-TB(LF)(SN)</text:p>
          </table:table-cell>
          <table:table-cell table:style-name="ce1" office:value-type="string" calcext:value-type="string">
            <text:p>JST_PH_S2B-PH-SM4-TB_1x02-1MP_P2.00mm_Horizontal</text:p>
          </table:table-cell>
          <table:table-cell table:style-name="ce12" office:value-type="string" calcext:value-type="string">
            <text:p><text:a xlink:href="https://www.aliexpress.com/item/32513477927.html?spm=a2g0o.productlist.0.0.4a9d1e70Je697r&amp;algo_pvid=152c2fa9-c093-49fb-a6eb-ef33adeb377c&amp;algo_expid=152c2fa9-c093-49fb-a6eb-ef33adeb377c-1&amp;btsid=4beb459c-cfbe-4a40-9161-8e6f48cfcac8&amp;ws_ab_test=searchweb0_0,searchweb201602_8,searchweb201603_55" xlink:type="simple">https://www.aliexpress.com/item/32513477927.html?spm=a2g0o.productlist.0.0.4a9d1e70Je697r&amp;algo_pvid=152c2fa9-c093-49fb-a6eb-ef33adeb377c&amp;algo_expid=152c2fa9-c093-49fb-a6eb-ef33adeb377c-1&amp;btsid=4beb459c-cfbe-4a40-9161-8e6f48cfcac8&amp;ws_ab_test=searchweb0_0,searchweb201602_8,searchweb201603_55</text:a>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</text:p>
          </table:table-cell>
          <table:table-cell table:style-name="ce1" office:value-type="string" calcext:value-type="string">
            <text:p>PinHeader_1x04_P2.54mm_Vertical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</text:p>
          </table:table-cell>
          <table:table-cell table:style-name="ce1" office:value-type="string" calcext:value-type="string">
            <text:p>PinHeader_1x04_P2.54mm_Vertical</text:p>
          </table:table-cell>
          <table:table-cell table:style-name="ce1"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2:49:03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3T23:14:24.883000000</dc:date>
    <meta:editing-duration>PT36M47S</meta:editing-duration>
    <meta:editing-cycles>8</meta:editing-cycles>
    <meta:generator>LibreOffice/6.3.2.2$Windows_X86_64 LibreOffice_project/98b30e735bda24bc04ab42594c85f7fd8be07b9c</meta:generator>
    <meta:document-statistic meta:table-count="1" meta:cell-count="97" meta:object-count="0"/>
  </office:meta>
</office:document-meta>
</file>